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6199" officeooo:paragraph-rsid="00006199"/>
    </style:style>
    <style:style style:name="P2" style:family="paragraph" style:parent-style-name="Standard">
      <style:text-properties officeooo:rsid="0000e512" officeooo:paragraph-rsid="00006199"/>
    </style:style>
    <style:style style:name="P3" style:family="paragraph" style:parent-style-name="Standard">
      <style:text-properties officeooo:rsid="0002c2b2" officeooo:paragraph-rsid="000061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66</text:p>
      <text:p text:style-name="P1">dgfh</text:p>
      <text:p text:style-name="P2">55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3T17:41:39.458000000</dc:date>
    <meta:editing-duration>PT42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3" meta:word-count="3" meta:character-count="9" meta:non-whitespace-character-count="9"/>
  </office:meta>
</office:document-meta>
</file>